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</table:table>
      <table:table table:name="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Neues Spiel starten“, „Spiel beitreten“, Spielregeln“, „Name ändern“, „Statistik“, „Optionen“, 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Neues Spiel starten“, „Spiel beitreten“, Spielregeln“, „Name ändern“, „Statistik“, „Optionen“, 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Bluetooth-Verbindung muss aktivier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 style:data-style-name="N2" text:time-value="14:57:41.587424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4-19T16:09:39.852320551</dc:date>
    <meta:editing-duration>PT8H6M38S</meta:editing-duration>
    <meta:editing-cycles>51</meta:editing-cycles>
    <meta:generator>LibreOffice/4.2.7.2$Linux_X86_64 LibreOffice_project/420m0$Build-2</meta:generator>
    <meta:document-statistic meta:table-count="17" meta:cell-count="721" meta:object-count="0"/>
  </office:meta>
</office:document-meta>
</file>